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P2" style:family="paragraph" style:parent-style-name="Text_20_body_20_indent_20_Organon">
      <style:text-properties officeooo:paragraph-rsid="000fd8b5"/>
    </style:style>
    <style:style style:name="T1" style:family="text">
      <style:text-properties officeooo:rsid="000fd8b5"/>
    </style:style>
    <style:style style:name="T2" style:family="text">
      <style:text-properties officeooo:rsid="00154e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4eeb" style:font-weight-asian="bold" style:font-weight-complex="bold"/>
    </style:style>
    <style:style style:name="T5" style:family="text">
      <style:text-properties officeooo:rsid="0016105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8">
        <text:h text:style-name="Heading_20_4" text:outline-level="4"><text:bookmark-start text:name="__RefHeading___Toc7216_1464965999"/><text:span text:style-name="T1">Separator Window</text:span><text:bookmark-end text:name="__RefHeading___Toc7216_1464965999"/></text:h>
        <text:p text:style-name="Text_20_body_20_indent_20_Organon"><text:span text:style-name="T2">Formatting of the separator</text:span>, <text:span text:style-name="T1">which will be inserted between each node</text:span>.</text:p>
        <text:p text:style-name="Text_20_body_20_indent_20_Organon">In the exported file the order corresponds to the <text:span text:style-name="T1">separator</text:span> window:</text:p>
        <text:p text:style-name="Text_20_body_20_indent_20_Organon"/>
        <text:list xml:id="list8465350855521351239" text:style-name="L1">
          <text:list-item>
            <text:p text:style-name="P1">File or Folder Title</text:p>
          </text:list-item>
          <text:list-item>
            <text:p text:style-name="P1">Document</text:p>
          </text:list-item>
          <text:list-item>
            <text:p text:style-name="P1">Empty Rows</text:p>
          </text:list-item>
          <text:list-item>
            <text:p text:style-name="P1">Inserted User Document</text:p>
          </text:list-item>
          <text:list-item>
            <text:p text:style-name="P1">Pagebreak</text:p>
          </text:list-item>
        </text:list>
        <text:p text:style-name="Text_20_body_20_indent_20_Organon"><text:s/></text:p>
        <text:p text:style-name="Text_20_body_20_indent_20_Organon"/>
        <text:p text:style-name="P2"><text:span text:style-name="T4">Folder / File Title</text:span><text:span text:style-name="T3">:</text:span> </text:p>
        <text:p text:style-name="P2"><text:span text:style-name="T2">If activated</text:span>, <text:span text:style-name="T2">the titles will be inserted into the exported document</text:span>. <text:span text:style-name="T2">They might be formatted</text:span>. <text:span text:style-name="T5">At disposal are standard formattings plus formattings used in the actual document.</text:span></text:p>
        <text:p text:style-name="Text_20_body_20_indent_20_Organon"/>
        <text:p text:style-name="Text_20_body_20_indent_20_Organon"><text:span text:style-name="T5">Pagebreak before File / Folder</text:span>:</text:p>
        <text:p text:style-name="Text_20_body_20_indent_20_Organon"><text:span text:style-name="T5">A Pagebreak before each File / Folder will be inserted</text:span>.</text:p>
        <text:p text:style-name="Text_20_body_20_indent_20_Organon"/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03:56.463000000</dc:date>
    <meta:editing-duration>P0D</meta:editing-duration>
    <meta:editing-cycles>1</meta:editing-cycles>
    <meta:document-statistic meta:table-count="0" meta:image-count="0" meta:object-count="0" meta:page-count="1" meta:paragraph-count="13" meta:word-count="86" meta:character-count="512" meta:non-whitespace-character-count="441"/>
    <meta:generator>LibreOffice/5.1.1.3$Windows_X86_64 LibreOffice_project/89f508ef3ecebd2cfb8e1def0f0ba9a803b88a6d</meta:generator>
  </office:meta>
</office:document-meta>
</file>